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Law is the foundation of a society's order and justice, governing the behavior of individuals and institutions alike. It provides a structured framework within which rights and responsibilities are clearly defined, ensuring that everyone is held accountable for their actions. Law serves not only as a mechanism for resolving disputes but also as a means of protecting individual freedoms and promoting social welfare. By establishing a set of rules that apply equally to all, law fosters fairness and equality, helping to maintain peace and stability within a community. It evolves over time to reflect the changing values and needs of society, making it a dynamic and essential aspect of human civiliza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5:25:16.740249720</meta:creation-date>
    <dc:date>2024-08-11T15:27:28.753176008</dc:date>
    <meta:editing-duration>PT2M15S</meta:editing-duration>
    <meta:editing-cycles>1</meta:editing-cycles>
    <meta:document-statistic meta:table-count="0" meta:image-count="0" meta:object-count="0" meta:page-count="1" meta:paragraph-count="1" meta:word-count="111" meta:character-count="710" meta:non-whitespace-character-count="599"/>
    <meta:generator>LibreOffice/7.6.2.1$Linux_X86_64 LibreOffice_project/60$Build-1</meta:generator>
  </office:meta>
</office:document-meta>
</file>